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4.32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auto-grow-height="true" fo:min-height="3.506cm"/>
    </style:style>
    <style:style style:name="pr4" style:family="presentation" style:parent-style-name="Android-outline1">
      <style:graphic-properties draw:auto-grow-height="true" fo:min-height="13.859cm"/>
    </style:style>
    <style:style style:name="pr5" style:family="presentation" style:parent-style-name="Android-outline1">
      <style:graphic-properties fo:min-height="13.609cm"/>
    </style:style>
    <style:style style:name="pr6" style:family="presentation" style:parent-style-name="Android-title">
      <style:graphic-properties draw:fill-color="#ffffff" draw:auto-grow-height="true" fo:min-height="3.50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 fo:font-size="28pt" style:font-size-asian="28pt" style:font-size-complex="28pt"/>
    </style:style>
    <style:style style:name="T3" style:family="text">
      <style:text-properties fo:font-family="Consolas" style:font-pitch="fixe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4.329cm" svg:x="1.4cm" svg:y="4.445cm" presentation:class="subtitle" presentation:user-transformed="true">
          <draw:text-box>
            <text:p text:style-name="P1"><text:span text:style-name="T1">Honeycomb Concept</text:span><text:span text:style-name="T1"><text:line-break/></text:span><text:span text:style-name="T1">Overview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Action Bar and System B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ction Bar</text:p>
                <text:list>
                  <text:list-item>
                    <text:p>Top of the screen</text:p>
                  </text:list-item>
                  <text:list-item>
                    <text:p>Combination title bar, navigation, toolbar, and menu</text:p>
                  </text:list-item>
                </text:list>
              </text:list-item>
              <text:list-item>
                <text:p>System Bar</text:p>
                <text:list>
                  <text:list-item>
                    <text:p>Bottom of the screen</text:p>
                  </text:list-item>
                  <text:list-item>
                    <text:p>Combination status bar and soft buttons<text:line-break/>for HOME, BACK, etc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Targeting Honeycomb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&lt;uses-sdk android:targetSdkVersion=”11”&gt;</text:span></text:p>
              </text:list-item>
              <text:list-item>
                <text:p>Effects</text:p>
                <text:list>
                  <text:list-item>
                    <text:p>Action bar added</text:p>
                  </text:list-item>
                  <text:list-item>
                    <text:p>Options menu hoisted from status bar soft button to normal action bar “overflow” position</text:p>
                  </text:list-item>
                  <text:list-item>
                    <text:p>Holographic theme for widget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Action Bar: Toolbar Buttons</text:p>
          </draw:text-box>
        </draw:frame>
        <draw:frame presentation:style-name="pr5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>Toolbar Buttons = Options Menu Items</text:p>
              </text:list-item>
              <text:list-item>
                <text:p>Add <text:span text:style-name="T3">android:showAsAction</text:span> to <text:span text:style-name="T3">&lt;item&gt;</text:span> in menu resource</text:p>
                <text:list>
                  <text:list-item>
                    <text:p><text:span text:style-name="T3">ifRoom</text:span> to indicate it can remain an options menu item if there is no room</text:p>
                  </text:list-item>
                  <text:list-item>
                    <text:p><text:span text:style-name="T3">withText</text:span> if you want icon &amp; title</text:p>
                  </text:list-item>
                </text:list>
              </text:list-item>
              <text:list-item>
                <text:p>Backwards-compatible automatically</text:p>
                <text:list>
                  <text:list-item>
                    <text:p>Attribute ignored on older Android versions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6" draw:text-style-name="P4" draw:layer="layout" svg:width="25.199cm" svg:height="3.506cm" svg:x="1.4cm" svg:y="0.837cm" presentation:class="title">
          <draw:text-box>
            <text:p text:style-name="P4">Action Bar: Toolbar Widgets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ubstitute Own Inflated Layout for Standard Toolbar Button</text:p>
                <text:list>
                  <text:list-item>
                    <text:p>Add <text:span text:style-name="T3">android:actionLayout</text:span> to <text:span text:style-name="T3">&lt;item&gt;</text:span> in menu resource</text:p>
                  </text:list-item>
                  <text:list-item>
                    <text:p>Call <text:span text:style-name="T3">getActionView()</text:span> on MenuItem to configure at runtime</text:p>
                    <text:list>
                      <text:list-item>
                        <text:p>New method in API Level 11</text:p>
                      </text:list-item>
                      <text:list-item>
                        <text:p>Requires special care to remain backwards-<text:line-break/>compatib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6" draw:text-style-name="P4" draw:layer="layout" svg:width="25.199cm" svg:height="3.506cm" svg:x="1.4cm" svg:y="0.837cm" presentation:class="title">
          <draw:text-box>
            <text:p text:style-name="P4">Fragments: What and Why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ayer Between Activities and Widgets</text:p>
                <text:list>
                  <text:list-item>
                    <text:p>New home for most of your business logic</text:p>
                  </text:list-item>
                </text:list>
              </text:list-item>
              <text:list-item>
                <text:p>Goals</text:p>
                <text:list>
                  <text:list-item>
                    <text:p>Make it easier to aggregate pieces of UI into one activity on larger screens, yet leave in separate activities on smaller screens</text:p>
                  </text:list-item>
                  <text:list-item>
                    <text:p>Lightly simplify configuration changes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6" draw:text-style-name="P4" draw:layer="layout" svg:width="25.199cm" svg:height="3.506cm" svg:x="1.4cm" svg:y="0.837cm" presentation:class="title">
          <draw:text-box>
            <text:p text:style-name="P4">Fragments and the ACL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ndroid Compatibility Library (ACL)</text:span></text:p>
                <text:list>
                  <text:list-item>
                    <text:p><text:span text:style-name="T4">Implements fragments and a few other Honeycomb improvements</text:span></text:p>
                    <text:list>
                      <text:list-item>
                        <text:p><text:span text:style-name="T4">Wrapper around Android 3.0 APIs when available</text:span></text:p>
                      </text:list-item>
                      <text:list-item>
                        <text:p><text:span text:style-name="T4">Separate implementation for use with older versions of Android, back to 1.6</text:span></text:p>
                      </text:list-item>
                    </text:list>
                  </text:list-item>
                  <text:list-item>
                    <text:p><text:span text:style-name="T4">Available in the SDK and AVD Manager</text:span></text:p>
                    <text:list>
                      <text:list-item>
                        <text:p><text:span text:style-name="T4">Must copy JAR into project, add to build path</text:span></text:p>
                      </text:list-item>
                      <text:list-item>
                        <text:p><text:span text:style-name="T4">Activities must inherit from FragmentActivi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6" draw:text-style-name="P4" draw:layer="layout" svg:width="25.199cm" svg:height="3.506cm" svg:x="1.4cm" svg:y="0.837cm" presentation:class="title">
          <draw:text-box>
            <text:p text:style-name="P4">A Simple Fragment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Inherit from Fragment (or ListFragment, etc.)</text:p>
              </text:list-item>
              <text:list-item>
                <text:p>Override <text:span text:style-name="T3">onCreateView()</text:span></text:p>
                <text:list>
                  <text:list-item>
                    <text:p>Returns inflated layout representing contents</text:p>
                  </text:list-item>
                  <text:list-item>
                    <text:p>Not needed for ListFragment – ListView supplied for you</text:p>
                  </text:list-item>
                </text:list>
              </text:list-item>
              <text:list-item>
                <text:p>Add Whatever Other Business Logic You Need</text:p>
                <text:list>
                  <text:list-item>
                    <text:p>Nothing else is mandatory for a fragment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6" draw:text-style-name="P4" draw:layer="layout" svg:width="25.199cm" svg:height="3.506cm" svg:x="1.4cm" svg:y="0.837cm" presentation:class="title">
          <draw:text-box>
            <text:p text:style-name="P4">Key Fragment Lifecycle Methods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onCreate()</text:span>: called first</text:p>
              </text:list-item>
              <text:list-item>
                <text:p><text:span text:style-name="T3">onCreateView()</text:span>: return the fragment contents</text:p>
              </text:list-item>
              <text:list-item>
                <text:p><text:span text:style-name="T3">onActivityCreated()</text:span>: host's <text:span text:style-name="T3">onCreate()</text:span> finished</text:p>
              </text:list-item>
              <text:list-item>
                <text:p>Rest of standard Activity lifecycle methods</text:p>
                <text:list>
                  <text:list-item>
                    <text:p>E.g., <text:span text:style-name="T3">onPause()</text:span>, <text:span text:style-name="T3">onResume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Displaying Static Frag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atic = Always There</text:p>
              </text:list-item>
              <text:list-item>
                <text:p>Put <text:span text:style-name="T3">&lt;fragment&gt;</text:span> Element in Layout</text:p>
                <text:list>
                  <text:list-item>
                    <text:p>Identify the fragment class</text:p>
                  </text:list-item>
                  <text:list-item>
                    <text:p>Size/position like any other widget</text:p>
                  </text:list-item>
                </text:list>
              </text:list-item>
              <text:list-item>
                <text:p>That's It!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Fragments &amp; Configuration Change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st Have Same Static Fragments</text:p>
                <text:list>
                  <text:list-item>
                    <text:p>If want a different mix of fragments in portrait vs. landscape, need to use dynamic fragments</text:p>
                  </text:list-item>
                </text:list>
              </text:list-item>
              <text:list-item>
                <text:p><text:span text:style-name="T3">setRetainInstance()</text:span></text:p>
                <text:list>
                  <text:list-item>
                    <text:p>Call with true to indicate that the fragment should be retained across configuration changes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Dynamic Frag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ep #1: Get a FragmentManager</text:p>
                <text:list>
                  <text:list-item>
                    <text:p><text:span text:style-name="T3">getSupportFragmentManager()</text:span> in your FragmentActivity</text:p>
                  </text:list-item>
                  <text:list-item>
                    <text:p><text:span text:style-name="T3">getFragmentManager()</text:span> from an Android 3.0 Activity</text:p>
                  </text:list-item>
                </text:list>
              </text:list-item>
              <text:list-item>
                <text:p>Step #2: Create a FragmentTransaction</text:p>
                <text:list>
                  <text:list-item>
                    <text:p>Represents a reversible operation</text:p>
                  </text:list-item>
                  <text:list-item>
                    <text:p>Add/replace/remove a fragment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Dynamic Frag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ep #3: Configure the Transaction</text:p>
                <text:list>
                  <text:list-item>
                    <text:p>Specify the operation and what fragment to apply it to</text:p>
                    <text:list>
                      <text:list-item>
                        <text:p>Identify the container of the fragment, not the fragment itself</text:p>
                      </text:list-item>
                    </text:list>
                  </text:list-item>
                  <text:list-item>
                    <text:p>Add it to the “back stack”</text:p>
                    <text:list>
                      <text:list-item>
                        <text:p>BACK button press reverses the transaction</text:p>
                      </text:list-item>
                    </text:list>
                  </text:list-item>
                </text:list>
              </text:list-item>
              <text:list-item>
                <text:p>Step #4: Commit the Transaction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Multiple Screen Sizes</text:p>
          </draw:text-box>
        </draw:frame>
        <draw:frame presentation:style-name="pr4" draw:layer="layout" svg:width="25.199cm" svg:height="14.696cm" svg:x="1.4cm" svg:y="4.914cm" presentation:class="outline">
          <draw:text-box>
            <text:list text:style-name="L2">
              <text:list-item>
                <text:p>Normal Screens</text:p>
                <text:list>
                  <text:list-item>
                    <text:p>Static fragment only</text:p>
                  </text:list-item>
                </text:list>
              </text:list-item>
              <text:list-item>
                <text:p>Large Screens</text:p>
                <text:list>
                  <text:list-item>
                    <text:p>Static fragment plus containers for dynamic fragments</text:p>
                    <text:list>
                      <text:list-item>
                        <text:p>One per “pane”</text:p>
                      </text:list-item>
                    </text:list>
                  </text:list-item>
                  <text:list-item>
                    <text:p>Detect containers to determine if you are<text:line-break/>hosting more than just the static<text:line-break/>fragment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Action Bar Navigation Modes</text:p>
          </draw:text-box>
        </draw:frame>
        <draw:frame presentation:style-name="pr5" draw:layer="layout" svg:width="25.199cm" svg:height="14.903cm" svg:x="1.4cm" svg:y="4.914cm" presentation:class="outline" presentation:user-transformed="true">
          <draw:text-box>
            <text:list text:style-name="L2">
              <text:list-item>
                <text:p>Tabs</text:p>
                <text:list>
                  <text:list-item>
                    <text:p>Replacement for TabHost</text:p>
                  </text:list-item>
                  <text:list-item>
                    <text:p>Use <text:span text:style-name="T3">setNavigationMode()</text:span> to enable tabs</text:p>
                  </text:list-item>
                  <text:list-item>
                    <text:p>Call <text:span text:style-name="T3">addTab()</text:span> on ActionBar for each tab</text:p>
                    <text:list>
                      <text:list-item>
                        <text:p>Supply a TabListener</text:p>
                      </text:list-item>
                    </text:list>
                  </text:list-item>
                  <text:list-item>
                    <text:p>Process tab events</text:p>
                    <text:list>
                      <text:list-item>
                        <text:p>Selected</text:p>
                      </text:list-item>
                      <text:list-item>
                        <text:p>Unselected</text:p>
                      </text:list-item>
                      <text:list-item>
                        <text:p>Reselec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Action Bar Navigation Mod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“List”</text:p>
                <text:list>
                  <text:list-item>
                    <text:p>Puts Spinner in navigation area of action bar</text:p>
                  </text:list-item>
                  <text:list-item>
                    <text:p>Call <text:span text:style-name="T3">setNavigationMode()</text:span> to enable this mode</text:p>
                  </text:list-item>
                  <text:list-item>
                    <text:p>Call <text:span text:style-name="T3">setListNavigationCallbacks()</text:span> to supply SpinnerAdapter and an OnNavigationListener</text:p>
                  </text:list-item>
                  <text:list-item>
                    <text:p>Respond to selection events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droi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Where To Learn Mo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he Busy Coder's Guide to Android Development</text:span></text:p>
                <text:list>
                  <text:list-item>
                    <text:p>Basic action bar</text:p>
                  </text:list-item>
                  <text:list-item>
                    <text:p>Basic static fragments</text:p>
                  </text:list-item>
                  <text:list-item>
                    <text:p>Using maps in fragments</text:p>
                  </text:list-item>
                  <text:list-item>
                    <text:p>PreferenceFragment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droi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Where To Learn Mo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he Busy Coder's Guide to Advanced Android Development</text:span></text:p>
                <text:list>
                  <text:list-item>
                    <text:p>Dynamic fragments</text:p>
                  </text:list-item>
                  <text:list-item>
                    <text:p>Tab and “list” navigation in action bar</text:p>
                  </text:list-item>
                  <text:list-item>
                    <text:p>More to come!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09:45:31</dc:date>
    <meta:printed-by>Mark Murphy</meta:printed-by>
    <meta:print-date>2010-10-20T09:43:03</meta:print-date>
    <dc:language>en-US</dc:language>
    <meta:editing-cycles>120</meta:editing-cycles>
    <meta:editing-duration>PT9H47M46S</meta:editing-duration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